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imes New Roman" svg:font-family="'Times New Roman'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umberland" svg:font-family="Cumberland" style:font-family-generic="modern" style:font-pitch="fixed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9271in" fo:margin-left="0.2438in" fo:margin-right="3.7542in" table:align="margins"/>
    </style:style>
    <style:style style:name="Table1.A" style:family="table-column">
      <style:table-column-properties style:column-width="1.4472in" style:rel-column-width="2084*"/>
    </style:style>
    <style:style style:name="Table1.B" style:family="table-column">
      <style:table-column-properties style:column-width="1.4778in" style:rel-column-width="212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3.2049in" fo:margin-left="0.2542in" fo:margin-right="3.466in" table:align="margins"/>
    </style:style>
    <style:style style:name="Table2.A" style:family="table-column">
      <style:table-column-properties style:column-width="1.4375in" style:rel-column-width="2070*"/>
    </style:style>
    <style:style style:name="Table2.B" style:family="table-column">
      <style:table-column-properties style:column-width="1.7667in" style:rel-column-width="25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4222in" fo:margin-left="0.2542in" fo:margin-right="0.2486in" table:align="margins"/>
    </style:style>
    <style:style style:name="Table3.A" style:family="table-column">
      <style:table-column-properties style:column-width="2.3333in" style:rel-column-width="3360*"/>
    </style:style>
    <style:style style:name="Table3.B" style:family="table-column">
      <style:table-column-properties style:column-width="4.0882in" style:rel-column-width="588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146in" fo:margin-left="0.2542in" fo:margin-right="0.0563in" table:align="margins"/>
    </style:style>
    <style:style style:name="Table4.A" style:family="table-column">
      <style:table-column-properties style:column-width="1.5007in" style:rel-column-width="2161*"/>
    </style:style>
    <style:style style:name="Table4.B" style:family="table-column">
      <style:table-column-properties style:column-width="2.8764in" style:rel-column-width="4142*"/>
    </style:style>
    <style:style style:name="Table4.C" style:family="table-column">
      <style:table-column-properties style:column-width="2.234in" style:rel-column-width="3217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2" style:family="paragraph" style:parent-style-name="Table_20_Contents">
      <style:text-properties style:font-name="Thorndale" fo:font-size="12pt" style:font-name-asian="Arial" style:font-size-asian="12pt" style:font-name-complex="Arial" style:font-size-complex="12pt"/>
    </style:style>
    <style:style style:name="P3" style:family="paragraph" style:parent-style-name="Table_20_Contents">
      <style:text-properties style:font-name="Thorndale" fo:font-size="12pt" style:font-name-asian="Arial" style:font-size-asian="12pt" style:font-name-complex="Arial" style:font-size-complex="12pt"/>
    </style:style>
    <style:style style:name="P4" style:family="paragraph" style:parent-style-name="Table_20_Contents" style:list-style-name="L2"/>
    <style:style style:name="P5" style:family="paragraph" style:parent-style-name="Table_20_Contents">
      <style:text-properties style:font-name="Courier" fo:font-size="9pt" style:font-name-asian="Courier" style:font-size-asian="9pt" style:font-name-complex="Courier" style:font-size-complex="9pt"/>
    </style:style>
    <style:style style:name="P6" style:family="paragraph" style:parent-style-name="Table_20_Contents">
      <style:text-properties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Thorndale" fo:font-size="12pt" style:font-name-asian="Times New Roman" style:font-size-asian="12pt" style:font-name-complex="Times New Roman" style:font-size-complex="12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Thorndale" fo:font-size="12pt" style:font-name-asian="Times New Roman" style:font-size-asian="12pt" style:font-name-complex="Times New Roman" style:font-size-complex="12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Thorndale" fo:font-size="12pt" style:font-name-asian="Times New Roman" style:font-size-asian="12pt" style:font-name-complex="Times New Roman" style:font-size-complex="12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Thorndale" fo:font-size="12pt" style:font-name-asian="Times New Roman" style:font-size-asian="12pt" style:font-name-complex="Times New Roman" style:font-size-complex="12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Thorndale" fo:font-size="12pt" style:font-name-asian="Times New Roman" style:font-size-asian="12pt" style:font-name-complex="Times New Roman" style:font-size-complex="12pt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Thorndale" fo:font-size="12pt" style:font-name-asian="Times New Roman" style:font-size-asian="12pt" style:font-name-complex="Times New Roman" style:font-size-complex="12pt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Thorndale" fo:font-size="12pt" style:font-name-asian="Times New Roman" style:font-size-asian="12pt" style:font-name-complex="Times New Roman" style:font-size-complex="12pt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Thorndale" fo:font-size="12pt" style:font-name-asian="Times New Roman" style:font-size-asian="12pt" style:font-name-complex="Times New Roman" style:font-size-complex="12pt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Thorndale" fo:font-size="12pt" style:font-name-asian="Arial" style:font-size-asian="12pt" style:font-name-complex="Arial" style:font-size-complex="12pt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Thorndale" fo:font-size="12pt" style:font-name-asian="Arial" style:font-size-asian="12pt" style:font-name-complex="Arial" style:font-size-complex="12pt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Courier" fo:font-size="10pt" style:font-name-asian="Courier" style:font-size-asian="10pt" style:font-name-complex="Courier" style:font-size-complex="10pt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Courier" fo:font-size="10pt" style:font-name-asian="Courier" style:font-size-asian="10pt" style:font-name-complex="Courier" style:font-size-complex="10pt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Courier" fo:font-size="10pt" style:font-name-asian="Courier" style:font-size-asian="10pt" style:font-name-complex="Courier" style:font-size-complex="10pt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Courier" fo:font-size="10pt" style:font-name-asian="Courier" style:font-size-asian="10pt" style:font-name-complex="Courier" style:font-size-complex="10pt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Courier" fo:font-size="10pt" style:font-name-asian="Courier" style:font-size-asian="10pt" style:font-name-complex="Courier" style:font-size-complex="10pt"/>
    </style:style>
    <style:style style:name="P24" style:family="paragraph" style:parent-style-name="Standard">
      <style:paragraph-properties fo:text-align="start" style:justify-single-word="false" style:text-autospace="none"/>
      <style:text-properties style:font-name="Courier" fo:font-size="10pt" style:font-name-asian="Courier" style:font-size-asian="10pt" style:font-name-complex="Courier" style:font-size-complex="10pt"/>
    </style:style>
    <style:style style:name="P25" style:family="paragraph" style:parent-style-name="Standard">
      <style:paragraph-properties fo:text-align="start" style:justify-single-word="false" style:text-autospace="none"/>
      <style:text-properties style:font-name="Courier" fo:font-size="10pt" style:font-name-asian="Courier" style:font-size-asian="10pt" style:font-name-complex="Courier" style:font-size-complex="10pt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Courier" fo:font-size="10pt" style:font-name-asian="Courier" style:font-size-asian="10pt" style:font-name-complex="Courier" style:font-size-complex="10pt"/>
    </style:style>
    <style:style style:name="P27" style:family="paragraph" style:parent-style-name="Standard">
      <style:paragraph-properties fo:text-align="start" style:justify-single-word="false" style:text-autospace="none"/>
      <style:text-properties style:font-name="Courier" fo:font-size="10pt" style:font-name-asian="Courier" style:font-size-asian="10pt" style:font-name-complex="Courier" style:font-size-complex="10pt"/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Courier" fo:font-size="10pt" style:font-name-asian="Courier" style:font-size-asian="10pt" style:font-name-complex="Courier" style:font-size-complex="10pt"/>
    </style:style>
    <style:style style:name="P29" style:family="paragraph" style:parent-style-name="Standard">
      <style:paragraph-properties fo:text-align="start" style:justify-single-word="false" style:text-autospace="none"/>
      <style:text-properties style:font-name="Courier" fo:font-size="10pt" style:font-name-asian="Courier" style:font-size-asian="10pt" style:font-name-complex="Courier" style:font-size-complex="10pt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Courier" fo:font-size="10pt" style:font-name-asian="Courier" style:font-size-asian="10pt" style:font-name-complex="Courier" style:font-size-complex="10pt"/>
    </style:style>
    <style:style style:name="P31" style:family="paragraph" style:parent-style-name="Standard">
      <style:paragraph-properties fo:text-align="start" style:justify-single-word="false" style:text-autospace="none"/>
      <style:text-properties style:font-name-asian="Times New Roman" style:font-name-complex="Times New Roman"/>
    </style:style>
    <style:style style:name="P32" style:family="paragraph" style:parent-style-name="Standard">
      <style:paragraph-properties style:text-autospace="none"/>
      <style:text-properties style:font-name-asian="Courier" style:font-name-complex="Courier"/>
    </style:style>
    <style:style style:name="P3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4" style:family="paragraph" style:parent-style-name="Standard">
      <style:paragraph-properties fo:margin-left="0.1772in" fo:margin-right="0in" fo:text-indent="0in" style:auto-text-indent="false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35" style:family="paragraph" style:parent-style-name="Text_20_body">
      <style:text-properties style:font-name-asian="Times New Roman" style:font-name-complex="Times New Roman"/>
    </style:style>
    <style:style style:name="P36" style:family="paragraph" style:parent-style-name="Text_20_body">
      <style:text-properties style:font-name="Thorndale"/>
    </style:style>
    <style:style style:name="P37" style:family="paragraph" style:parent-style-name="Text_20_body">
      <style:text-properties style:font-name="Thorndale" fo:font-size="12pt" style:font-name-asian="Arial" style:font-size-asian="12pt" style:font-name-complex="Arial" style:font-size-complex="12pt"/>
    </style:style>
    <style:style style:name="P38" style:family="paragraph" style:parent-style-name="Text_20_body" style:list-style-name="L6"/>
    <style:style style:name="P39" style:family="paragraph" style:parent-style-name="Text_20_body" style:list-style-name="L6">
      <style:text-properties fo:font-size="13pt" fo:font-weight="bold" style:font-size-asian="13pt" style:font-weight-asian="bold" style:font-size-complex="13pt" style:font-weight-complex="bold"/>
    </style:style>
    <style:style style:name="P40" style:family="paragraph" style:parent-style-name="Text_20_body">
      <style:paragraph-properties fo:margin-left="0.1772in" fo:margin-right="0in" fo:line-height="150%" fo:text-indent="0.2602in" style:auto-text-indent="false"/>
    </style:style>
    <style:style style:name="P41" style:family="paragraph" style:parent-style-name="Text_20_body">
      <style:paragraph-properties fo:margin-left="0.1665in" fo:margin-right="0in" fo:text-indent="0in" style:auto-text-indent="false"/>
    </style:style>
    <style:style style:name="P42" style:family="paragraph" style:parent-style-name="Text_20_body">
      <style:paragraph-properties fo:margin-left="0.1665in" fo:margin-right="0in" fo:text-indent="0in" style:auto-text-indent="false"/>
      <style:text-properties style:font-name-asian="Times New Roman" style:font-name-complex="Times New Roman"/>
    </style:style>
    <style:style style:name="P43" style:family="paragraph" style:parent-style-name="Text_20_body">
      <style:paragraph-properties fo:margin-left="0.1665in" fo:margin-right="0in" fo:text-indent="0in" style:auto-text-indent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4" style:family="paragraph" style:parent-style-name="Text_20_body">
      <style:paragraph-properties fo:margin-left="0.1457in" fo:margin-right="0in" fo:text-indent="0.0102in" style:auto-text-indent="false"/>
      <style:text-properties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45" style:family="paragraph" style:parent-style-name="Text_20_body">
      <style:paragraph-properties fo:margin-left="0in" fo:margin-right="0in" fo:text-indent="0in" style:auto-text-indent="false"/>
    </style:style>
    <style:style style:name="P46" style:family="paragraph" style:parent-style-name="Text_20_body" style:list-style-name="L5">
      <style:paragraph-properties fo:margin-left="0in" fo:margin-right="0in" fo:text-indent="0in" style:auto-text-indent="false"/>
      <style:text-properties style:font-name="Thorndale"/>
    </style:style>
    <style:style style:name="P47" style:family="paragraph" style:parent-style-name="Text_20_body" style:list-style-name="L5">
      <style:paragraph-properties fo:margin-left="0in" fo:margin-right="0in" fo:text-indent="0in" style:auto-text-indent="false"/>
      <style:text-properties style:font-name="Thorndale" fo:font-size="13pt" fo:font-weight="bold" style:font-size-asian="13pt" style:font-weight-asian="bold" style:font-size-complex="13pt" style:font-weight-complex="bold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style:font-name-asian="Times New Roman" style:font-name-complex="Times New Roman"/>
    </style:style>
    <style:style style:name="P49" style:family="paragraph" style:parent-style-name="Text_20_body">
      <style:paragraph-properties fo:margin-left="0in" fo:margin-right="0in" fo:text-indent="0.198in" style:auto-text-indent="false"/>
    </style:style>
    <style:style style:name="P50" style:family="paragraph" style:parent-style-name="Text_20_body">
      <style:paragraph-properties fo:margin-left="0in" fo:margin-right="0in" fo:text-indent="0.198in" style:auto-text-indent="false"/>
      <style:text-properties style:font-name="Thorndale"/>
    </style:style>
    <style:style style:name="P51" style:family="paragraph" style:parent-style-name="Text_20_body">
      <style:paragraph-properties fo:margin-left="0in" fo:margin-right="0in" fo:text-indent="0.198in" style:auto-text-indent="false"/>
      <style:text-properties style:font-name="Thorndale" fo:font-size="12pt" style:font-size-asian="12pt" style:font-size-complex="12pt"/>
    </style:style>
    <style:style style:name="P52" style:family="paragraph" style:parent-style-name="Text_20_body" style:list-style-name="L1">
      <style:paragraph-properties fo:margin-left="0in" fo:margin-right="0in" fo:text-indent="0.198in" style:auto-text-indent="false">
        <style:tab-stops>
          <style:tab-stop style:position="0.198in"/>
        </style:tab-stops>
      </style:paragraph-properties>
      <style:text-properties style:font-name="Thorndale" fo:font-size="12pt" style:font-size-asian="12pt" style:font-size-complex="12pt"/>
    </style:style>
    <style:style style:name="P53" style:family="paragraph" style:parent-style-name="Text_20_body" style:list-style-name="L1">
      <style:paragraph-properties fo:margin-left="0in" fo:margin-right="0in" fo:text-indent="0.198in" style:auto-text-indent="false"/>
      <style:text-properties style:font-name="Thorndale" fo:font-size="12pt" style:font-size-asian="12pt" style:font-size-complex="12pt"/>
    </style:style>
    <style:style style:name="P54" style:family="paragraph" style:parent-style-name="Text_20_body">
      <style:paragraph-properties fo:margin-left="0in" fo:margin-right="0in" fo:text-indent="0.198in" style:auto-text-indent="false"/>
      <style:text-properties style:font-name="Thorndale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55" style:family="paragraph" style:parent-style-name="Text_20_body">
      <style:paragraph-properties fo:margin-left="0in" fo:margin-right="0in" fo:text-indent="0.198in" style:auto-text-indent="false"/>
      <style:text-properties style:font-name="Thorndale" fo:font-size="14pt" fo:font-weight="bold" style:font-size-asian="14pt" style:font-weight-asian="bold" style:font-size-complex="14pt" style:font-weight-complex="bold"/>
    </style:style>
    <style:style style:name="P56" style:family="paragraph" style:parent-style-name="Text_20_body">
      <style:paragraph-properties fo:margin-left="0in" fo:margin-right="0in" fo:text-indent="0.198in" style:auto-text-indent="false"/>
      <style:text-properties style:font-name="Thorndale" fo:font-size="13pt" fo:font-weight="bold" style:font-size-asian="13pt" style:font-weight-asian="bold" style:font-size-complex="13pt" style:font-weight-complex="bold"/>
    </style:style>
    <style:style style:name="P57" style:family="paragraph" style:parent-style-name="Text_20_body" style:list-style-name="L2">
      <style:paragraph-properties fo:margin-left="0in" fo:margin-right="0in" fo:text-indent="0.198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58" style:family="paragraph" style:parent-style-name="Text_20_body">
      <style:paragraph-properties fo:margin-left="0in" fo:margin-right="0in" fo:text-indent="0.198in" style:auto-text-indent="false">
        <style:tab-stops>
          <style:tab-stop style:position="2.6146in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59" style:family="paragraph" style:parent-style-name="Text_20_body">
      <style:paragraph-properties fo:margin-left="0.198in" fo:margin-right="0in" fo:text-indent="0in" style:auto-text-indent="false"/>
      <style:text-properties style:font-name="Thorndale"/>
    </style:style>
    <style:style style:name="P60" style:family="paragraph" style:parent-style-name="Text_20_body">
      <style:paragraph-properties fo:margin-left="0.2291in" fo:margin-right="0in" fo:text-indent="0in" style:auto-text-indent="false"/>
    </style:style>
    <style:style style:name="P61" style:family="paragraph" style:parent-style-name="Text_20_body">
      <style:paragraph-properties fo:margin-left="0.25in" fo:margin-right="0in" fo:text-indent="0in" style:auto-text-indent="false"/>
    </style:style>
    <style:style style:name="P62" style:family="paragraph" style:parent-style-name="Text_20_body">
      <style:paragraph-properties fo:margin-left="0.25in" fo:margin-right="0in" fo:text-indent="0in" style:auto-text-indent="false"/>
      <style:text-properties style:font-name="Thorndale" fo:font-size="12pt" style:font-size-asian="12pt" style:font-size-complex="12pt"/>
    </style:style>
    <style:style style:name="P63" style:family="paragraph" style:parent-style-name="Text_20_body">
      <style:paragraph-properties fo:margin-left="0.25in" fo:margin-right="0in" fo:text-indent="0in" style:auto-text-indent="false"/>
      <style:text-properties style:font-name="Thorndale" fo:font-size="12pt" style:font-name-asian="Times New Roman" style:font-size-asian="12pt" style:font-name-complex="Times New Roman" style:font-size-complex="12pt"/>
    </style:style>
    <style:style style:name="P64" style:family="paragraph" style:parent-style-name="Text_20_body">
      <style:paragraph-properties fo:margin-left="0.25in" fo:margin-right="0in" fo:text-indent="0in" style:auto-text-indent="false"/>
      <style:text-properties style:font-name="Thorndale" fo:font-size="12pt" fo:language="en" fo:country="US" style:font-name-asian="Times New Roman" style:font-size-asian="12pt" style:font-name-complex="Times New Roman" style:font-size-complex="12pt"/>
    </style:style>
    <style:style style:name="P65" style:family="paragraph" style:parent-style-name="Text_20_body" style:list-style-name="L3">
      <style:paragraph-properties fo:margin-left="0.25in" fo:margin-right="0in" fo:text-indent="0in" style:auto-text-indent="false"/>
      <style:text-properties style:font-name="Thorndale" style:font-name-asian="Courier" style:font-name-complex="Courier"/>
    </style:style>
    <style:style style:name="P66" style:family="paragraph" style:parent-style-name="Text_20_body">
      <style:paragraph-properties fo:margin-left="0.25in" fo:margin-right="0in" fo:text-indent="0in" style:auto-text-indent="false"/>
      <style:text-properties style:font-name="Thorndale" fo:font-size="14pt" fo:font-weight="bold" style:font-size-asian="14pt" style:font-weight-asian="bold" style:font-size-complex="14pt" style:font-weight-complex="bold"/>
    </style:style>
    <style:style style:name="P67" style:family="paragraph" style:parent-style-name="Text_20_body">
      <style:paragraph-properties fo:margin-left="0.25in" fo:margin-right="0in" fo:text-indent="0in" style:auto-text-indent="false"/>
      <style:text-properties style:font-name="Thorndale" fo:font-size="13pt" fo:font-weight="bold" style:font-size-asian="13pt" style:font-weight-asian="bold" style:font-size-complex="13pt" style:font-weight-complex="bold"/>
    </style:style>
    <style:style style:name="P68" style:family="paragraph" style:parent-style-name="Text_20_body">
      <style:paragraph-properties fo:margin-left="0.25in" fo:margin-right="0in" fo:text-indent="0in" style:auto-text-indent="false"/>
      <style:text-properties style:font-name-asian="Courier" style:font-name-complex="Courier"/>
    </style:style>
    <style:style style:name="P69" style:family="paragraph" style:parent-style-name="Text_20_body" style:list-style-name="L3">
      <style:paragraph-properties fo:margin-left="0.25in" fo:margin-right="0in" fo:text-indent="0in" style:auto-text-indent="false"/>
      <style:text-properties style:font-name-asian="Courier" style:font-name-complex="Courier"/>
    </style:style>
    <style:style style:name="P70" style:family="paragraph" style:parent-style-name="Text_20_body">
      <style:paragraph-properties fo:margin-left="0.25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71" style:family="paragraph" style:parent-style-name="Text_20_body">
      <style:paragraph-properties fo:margin-left="0.25in" fo:margin-right="0in" fo:text-indent="0in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P72" style:family="paragraph" style:parent-style-name="Text_20_body">
      <style:paragraph-properties fo:margin-left="0.25in" fo:margin-right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73" style:family="paragraph" style:parent-style-name="Text_20_body">
      <style:paragraph-properties fo:margin-left="0.1772in" fo:margin-right="0in" fo:text-indent="0in" style:auto-text-indent="false"/>
    </style:style>
    <style:style style:name="P74" style:family="paragraph" style:parent-style-name="Text_20_body">
      <style:paragraph-properties fo:margin-left="0.1772in" fo:margin-right="0in" fo:text-indent="0in" style:auto-text-indent="false"/>
      <style:text-properties style:font-name-asian="Courier" style:font-name-complex="Courier"/>
    </style:style>
    <style:style style:name="P75" style:family="paragraph" style:parent-style-name="Text_20_body">
      <style:paragraph-properties fo:margin-left="0.1772in" fo:margin-right="0in" fo:text-indent="0in" style:auto-text-indent="false"/>
      <style:text-properties style:font-name-asian="Times New Roman" style:font-name-complex="Times New Roman"/>
    </style:style>
    <style:style style:name="P76" style:family="paragraph" style:parent-style-name="Text_20_body">
      <style:paragraph-properties fo:margin-left="0.1772in" fo:margin-right="0in" fo:text-indent="0in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P77" style:family="paragraph" style:parent-style-name="Text_20_body">
      <style:paragraph-properties fo:margin-left="0.1772in" fo:margin-right="0in" fo:text-indent="0in" style:auto-text-indent="false">
        <style:tab-stops>
          <style:tab-stop style:position="2.448in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78" style:family="paragraph" style:parent-style-name="Text_20_body">
      <style:paragraph-properties fo:margin-left="0.1772in" fo:margin-right="0in" fo:text-indent="0in" style:auto-text-indent="false">
        <style:tab-stops>
          <style:tab-stop style:position="2.3752in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79" style:family="paragraph" style:parent-style-name="Text_20_body">
      <style:paragraph-properties fo:margin-left="0.1772in" fo:margin-right="0in" fo:text-indent="0in" style:auto-text-indent="false"/>
      <style:text-properties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P80" style:family="paragraph" style:parent-style-name="Text_20_body">
      <style:paragraph-properties fo:margin-left="0.1772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81" style:family="paragraph" style:parent-style-name="Text_20_body">
      <style:paragraph-properties fo:margin-left="0.1772in" fo:margin-right="0in" fo:text-indent="0in" style:auto-text-indent="false"/>
      <style:text-properties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82" style:family="paragraph" style:parent-style-name="Text_20_body">
      <style:paragraph-properties fo:margin-left="0.1772in" fo:margin-right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83" style:family="paragraph" style:parent-style-name="Text_20_body">
      <style:paragraph-properties fo:margin-left="0.1772in" fo:margin-right="0in" fo:text-indent="0in" style:auto-text-indent="false"/>
      <style:text-properties fo:font-weight="bold" style:font-weight-asian="bold" style:font-weight-complex="bold"/>
    </style:style>
    <style:style style:name="P84" style:family="paragraph" style:parent-style-name="Text_20_body">
      <style:paragraph-properties fo:margin-left="0.1874in" fo:margin-right="0in" fo:text-indent="0in" style:auto-text-indent="false"/>
      <style:text-properties style:font-name="Thorndale" fo:font-size="13pt" style:font-size-asian="13pt" style:font-size-complex="13pt"/>
    </style:style>
    <style:style style:name="T1" style:family="text">
      <style:text-properties style:text-underline-style="none"/>
    </style:style>
    <style:style style:name="T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" style:family="text">
      <style:text-properties style:font-name="Times New Roman" fo:font-size="10pt" style:font-size-asian="10pt" style:font-size-complex="10pt"/>
    </style:style>
    <style:style style:name="T4" style:family="text">
      <style:text-properties style:font-name-asian="Times New Roman"/>
    </style:style>
    <style:style style:name="T5" style:family="text">
      <style:text-properties style:font-name-asian="Times New Roman" style:font-name-complex="Times New Roman"/>
    </style:style>
    <style:style style:name="T6" style:family="text">
      <style:text-properties style:font-name="Thorndale"/>
    </style:style>
    <style:style style:name="T7" style:family="text">
      <style:text-properties style:font-name="Thorndale" fo:font-size="12pt" style:font-name-asian="Times New Roman" style:font-size-asian="12pt" style:font-name-complex="Times New Roman" style:font-size-complex="12pt"/>
    </style:style>
    <style:style style:name="T8" style:family="text">
      <style:text-properties style:font-name="Thorndale" fo:font-size="12pt" style:font-name-asian="Arial" style:font-size-asian="12pt" style:font-name-complex="Arial" style:font-size-complex="12pt"/>
    </style:style>
    <style:style style:name="T9" style:family="text">
      <style:text-properties style:font-name="Thorndale" style:font-name-asian="Times New Roman" style:font-name-complex="Times New Roman"/>
    </style:style>
    <style:style style:name="T10" style:family="text">
      <style:text-properties style:font-name-asian="Courier"/>
    </style:style>
    <style:style style:name="T11" style:family="text">
      <style:text-properties style:font-name-asian="Courier" style:font-name-complex="Courier"/>
    </style:style>
    <style:style style:name="T12" style:family="text">
      <style:text-properties fo:font-style="italic" style:font-name-asian="Courier" style:font-style-asian="italic" style:font-name-complex="Courier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name-asian="Arial" style:font-weight-asian="bold" style:font-name-complex="Arial" style:font-weight-complex="bold"/>
    </style:style>
    <style:style style:name="T16" style:family="text">
      <style:text-properties style:font-name="Courier" fo:font-size="10pt" style:font-size-asian="10pt" style:font-size-complex="10pt"/>
    </style:style>
    <style:style style:name="T17" style:family="text">
      <style:text-properties style:font-name-complex="Times New Roman"/>
    </style:style>
    <style:style style:name="T18" style:family="text">
      <style:text-properties style:font-name-asian="Arial"/>
    </style:style>
    <style:style style:name="T19" style:family="text">
      <style:text-properties style:font-name-asian="Arial" style:font-name-complex="Arial"/>
    </style:style>
    <style:style style:name="T20" style:family="text">
      <style:text-properties style:font-name-complex="Arial"/>
    </style:style>
    <style:style style:name="T21" style:family="text">
      <style:text-properties style:font-name="Thorndale" fo:font-size="12pt" style:font-size-asian="12pt" style:font-size-complex="12pt"/>
    </style:style>
    <style:style style:name="T22" style:family="text">
      <style:text-properties style:font-name="Thorndale" fo:font-size="12pt" style:font-name-asian="Times New Roman" style:font-size-asian="12pt" style:font-name-complex="Times New Roman" style:font-size-complex="12pt"/>
    </style:style>
    <style:style style:name="T23" style:family="text">
      <style:text-properties style:font-name="Thorndale" fo:font-size="14pt" fo:font-weight="bold" style:font-size-asian="14pt" style:font-weight-asian="bold" style:font-size-complex="14pt" style:font-weight-complex="bold"/>
    </style:style>
    <style:style style:name="T24" style:family="text">
      <style:text-properties style:font-name-complex="Courier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 text:start-value="3">
        <style:list-level-properties text:min-label-width="0.25in"/>
      </text:list-level-style-number>
      <text:list-level-style-number text:level="2" text:style-name="Numbering_20_Symbols" style:num-suffix="." style:num-format="1" text:display-levels="2">
        <style:list-level-properties text:space-before="0.0209in" text:min-label-width="0.25in"/>
      </text:list-level-style-number>
      <text:list-level-style-number text:level="3" text:style-name="Numbering_20_Symbols" style:num-format="1" text:start-value="2" text:display-levels="3">
        <style:list-level-properties text:space-before="0.0417in" text:min-label-width="0.25in"/>
      </text:list-level-style-number>
      <text:list-level-style-number text:level="4" style:num-suffix="." style:num-format="1" text:display-levels="4">
        <style:list-level-properties text:space-before="0.0626in" text:min-label-width="0.25in"/>
      </text:list-level-style-number>
      <text:list-level-style-number text:level="5" style:num-suffix="." style:num-format="1" text:display-levels="5">
        <style:list-level-properties text:space-before="0.0835in" text:min-label-width="0.25in"/>
      </text:list-level-style-number>
      <text:list-level-style-number text:level="6" style:num-suffix="." style:num-format="1" text:display-levels="6">
        <style:list-level-properties text:space-before="0.1043in" text:min-label-width="0.25in"/>
      </text:list-level-style-number>
      <text:list-level-style-number text:level="7" style:num-suffix="." style:num-format="1" text:display-levels="7">
        <style:list-level-properties text:space-before="0.1252in" text:min-label-width="0.25in"/>
      </text:list-level-style-number>
      <text:list-level-style-number text:level="8" style:num-suffix="." style:num-format="1" text:display-levels="8">
        <style:list-level-properties text:space-before="0.1457in" text:min-label-width="0.25in"/>
      </text:list-level-style-number>
      <text:list-level-style-number text:level="9" style:num-suffix="." style:num-format="1" text:display-levels="9">
        <style:list-level-properties text:space-before="0.1665in" text:min-label-width="0.25in"/>
      </text:list-level-style-number>
      <text:list-level-style-number text:level="10" style:num-suffix="." style:num-format="1" text:display-levels="10">
        <style:list-level-properties text:space-before="0.1874in" text:min-label-width="0.25in"/>
      </text:list-level-style-number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 text:start-value="10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min-label-width="0.25in"/>
      </text:list-level-style-number>
      <text:list-level-style-number text:level="2" text:style-name="Numbering_20_Symbols" style:num-format="1" text:display-levels="2">
        <style:list-level-properties text:space-before="0.0417in" text:min-label-width="0.25in"/>
      </text:list-level-style-number>
      <text:list-level-style-number text:level="3" style:num-suffix="." style:num-format="1" text:display-levels="3">
        <style:list-level-properties text:space-before="0.0835in" text:min-label-width="0.25in"/>
      </text:list-level-style-number>
      <text:list-level-style-number text:level="4" style:num-suffix="." style:num-format="1" text:display-levels="4">
        <style:list-level-properties text:space-before="0.1252in" text:min-label-width="0.25in"/>
      </text:list-level-style-number>
      <text:list-level-style-number text:level="5" style:num-suffix="." style:num-format="1" text:display-levels="5">
        <style:list-level-properties text:space-before="0.1665in" text:min-label-width="0.25in"/>
      </text:list-level-style-number>
      <text:list-level-style-number text:level="6" style:num-suffix="." style:num-format="1" text:display-levels="6">
        <style:list-level-properties text:space-before="0.2083in" text:min-label-width="0.25in"/>
      </text:list-level-style-number>
      <text:list-level-style-number text:level="7" style:num-suffix="." style:num-format="1" text:display-levels="7">
        <style:list-level-properties text:space-before="0.25in" text:min-label-width="0.25in"/>
      </text:list-level-style-number>
      <text:list-level-style-number text:level="8" style:num-suffix="." style:num-format="1" text:display-levels="8">
        <style:list-level-properties text:space-before="0.2917in" text:min-label-width="0.25in"/>
      </text:list-level-style-number>
      <text:list-level-style-number text:level="9" style:num-suffix="." style:num-format="1" text:display-levels="9">
        <style:list-level-properties text:space-before="0.3335in" text:min-label-width="0.25in"/>
      </text:list-level-style-number>
      <text:list-level-style-number text:level="10" style:num-suffix="." style:num-format="1" text:display-levels="10">
        <style:list-level-properties text:space-before="0.3752in" text:min-label-width="0.25in"/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min-label-width="0.25in"/>
      </text:list-level-style-number>
      <text:list-level-style-number text:level="2" text:style-name="Numbering_20_Symbols" style:num-format="1" text:start-value="2" text:display-levels="2">
        <style:list-level-properties text:space-before="0.0417in" text:min-label-width="0.25in"/>
      </text:list-level-style-number>
      <text:list-level-style-number text:level="3" style:num-suffix="." style:num-format="1" text:display-levels="3">
        <style:list-level-properties text:space-before="0.0835in" text:min-label-width="0.25in"/>
      </text:list-level-style-number>
      <text:list-level-style-number text:level="4" style:num-suffix="." style:num-format="1" text:display-levels="4">
        <style:list-level-properties text:space-before="0.1252in" text:min-label-width="0.25in"/>
      </text:list-level-style-number>
      <text:list-level-style-number text:level="5" style:num-suffix="." style:num-format="1" text:display-levels="5">
        <style:list-level-properties text:space-before="0.1665in" text:min-label-width="0.25in"/>
      </text:list-level-style-number>
      <text:list-level-style-number text:level="6" style:num-suffix="." style:num-format="1" text:display-levels="6">
        <style:list-level-properties text:space-before="0.2083in" text:min-label-width="0.25in"/>
      </text:list-level-style-number>
      <text:list-level-style-number text:level="7" style:num-suffix="." style:num-format="1" text:display-levels="7">
        <style:list-level-properties text:space-before="0.25in" text:min-label-width="0.25in"/>
      </text:list-level-style-number>
      <text:list-level-style-number text:level="8" style:num-suffix="." style:num-format="1" text:display-levels="8">
        <style:list-level-properties text:space-before="0.2917in" text:min-label-width="0.25in"/>
      </text:list-level-style-number>
      <text:list-level-style-number text:level="9" style:num-suffix="." style:num-format="1" text:display-levels="9">
        <style:list-level-properties text:space-before="0.3335in" text:min-label-width="0.25in"/>
      </text:list-level-style-number>
      <text:list-level-style-number text:level="10" style:num-suffix="." style:num-format="1" text:display-levels="10">
        <style:list-level-properties text:space-before="0.3752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Coding Conventions</text:p>
      <text:p text:style-name="P1"/>
      <text:p text:style-name="P1"/>
      <text:p text:style-name="P40"><text:span text:style-name="T1">This </text:span><text:span text:style-name="Emphasis"><text:span text:style-name="T1">Code Conventions for the Programming Language</text:span></text:span><text:span text:style-name="T1"> document contains the standard conventions that we <text:s/>follow and recommend that others follow. It covers filenames, file organization, indentation, comments, declarations, statements, white space, naming conventions, programming practices and includes a code example. </text:span></text:p>
      <text:p text:style-name="P7"/>
      <text:p text:style-name="P43">1.Introduction</text:p>
      <text:p text:style-name="P41">Code conventions are important to programmers for a number of reasons:</text:p>
      <text:p text:style-name="P41">• 80% of the lifetime cost of a piece of software goes to maintenance.</text:p>
      <text:p text:style-name="P41">• Hardly any software is maintained for its whole life by the original author.</text:p>
      <text:p text:style-name="P41">• Code conventions improve the readability of the software, allowing engineers to</text:p>
      <text:p text:style-name="P41">understand new code more quickly and thoroughly.</text:p>
      <text:p text:style-name="P41">• If you ship your source code as a product, you need to make sure it is as well packaged</text:p>
      <text:p text:style-name="P42">and clean as any other product you create.</text:p>
      <text:p text:style-name="P35"/>
      <text:p text:style-name="P44">2.File Names</text:p>
      <text:list text:style-name="L5">
        <text:list-header>
          <text:p text:style-name="P46"><text:span text:style-name="T7">This section lists commonly used file suffixes and names.</text:span></text:p>
          <text:p text:style-name="P47"><text:span text:style-name="T6">2.1 The following file suffixes are used:</text:span></text:p>
        </text:list-header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File Type</text:p>
          </table:table-cell>
          <table:table-cell table:style-name="Table1.B1" office:value-type="string">
            <text:p text:style-name="P2">Suffix</text:p>
          </table:table-cell>
        </table:table-row>
        <table:table-row>
          <table:table-cell table:style-name="Table1.A2" office:value-type="string">
            <text:p text:style-name="P2">Java Source</text:p>
          </table:table-cell>
          <table:table-cell table:style-name="Table1.B2" office:value-type="string">
            <text:p text:style-name="P2">.java</text:p>
          </table:table-cell>
        </table:table-row>
        <table:table-row>
          <table:table-cell table:style-name="Table1.A2" office:value-type="string">
            <text:p text:style-name="P2">Class Files</text:p>
          </table:table-cell>
          <table:table-cell table:style-name="Table1.B2" office:value-type="string">
            <text:p text:style-name="P2">.class</text:p>
          </table:table-cell>
        </table:table-row>
        <table:table-row>
          <table:table-cell table:style-name="Table1.A2" office:value-type="string">
            <text:p text:style-name="P2">BDPL Source</text:p>
          </table:table-cell>
          <table:table-cell table:style-name="Table1.B2" office:value-type="string">
            <text:p text:style-name="P2">.bpl</text:p>
          </table:table-cell>
        </table:table-row>
      </table:table>
      <text:p text:style-name="P36"/>
      <text:list text:style-name="L6">
        <text:list-header>
          <text:p text:style-name="P39">2.2 Common File Names</text:p>
          <text:p text:style-name="P38">File Name Use</text:p>
        </text:list-header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File Name</text:p>
          </table:table-cell>
          <table:table-cell table:style-name="Table2.B1" office:value-type="string">
            <text:p text:style-name="P6">Use</text:p>
          </table:table-cell>
        </table:table-row>
        <table:table-row>
          <table:table-cell table:style-name="Table2.A2" office:value-type="string">
            <text:p text:style-name="P6">GNUMakeFile</text:p>
          </table:table-cell>
          <table:table-cell table:style-name="Table2.B2" office:value-type="string">
            <text:p text:style-name="P6">The preferred name for makefiles.</text:p>
            <text:p text:style-name="P6"/>
          </table:table-cell>
        </table:table-row>
        <table:table-row>
          <table:table-cell table:style-name="Table2.A2" office:value-type="string">
            <text:p text:style-name="P6">ReadMe</text:p>
          </table:table-cell>
          <table:table-cell table:style-name="Table2.B2" office:value-type="string">
            <text:p text:style-name="P6">The preferred name for the file that summarizes the</text:p>
            <text:p text:style-name="P6">contents of a particular directory.</text:p>
          </table:table-cell>
        </table:table-row>
      </table:table>
      <text:p text:style-name="P6"><text:span text:style-name="T9"/></text:p>
      <text:p text:style-name="P55">3. <text:s/>File Organization</text:p>
      <text:p text:style-name="P50">A file consists of sections that should be separated by blank lines and an optional comment</text:p>
      <text:p text:style-name="P50">identifying each section.</text:p>
      <text:p text:style-name="P50">Files longer than 2000 lines are cumbersome and should be avoided.</text:p>
      <text:p text:style-name="P56">3.1 Source Files</text:p>
      <text:p text:style-name="P59">Java Source Files</text:p>
      <text:p text:style-name="P59">Each Java source file contains a single public class or interface. When private classes and</text:p>
      <text:p text:style-name="P59">interfaces are associated with a public class, you can put them in the same source file as the</text:p>
      <text:p text:style-name="P59">public class. The public class should be the first class or interface in the file.</text:p>
      <text:p text:style-name="P59">Java source files have the following ordering:</text:p>
      <text:p text:style-name="P59">• Beginning comments </text:p>
      <text:p text:style-name="P59">• Package and Import statements; for example:</text:p>
      <text:p text:style-name="P59">import java.applet.Applet;</text:p>
      <text:p text:style-name="P59">import java.awt.*;</text:p>
      <text:p text:style-name="P59">import java.net.*;</text:p>
      <text:p text:style-name="P59">• Class and interface declarations </text:p>
      <text:list text:style-name="L1">
        <text:list-header>
          <text:p text:style-name="P52"/>
        </text:list-header>
      </text:list>
      <text:p text:style-name="P54">3.1.1 Beginning Comments</text:p>
      <text:list text:style-name="L1">
        <text:list-header>
          <text:p text:style-name="P53">All source files should begin with a c-style comment that lists the programmer(s), the date, a</text:p>
        </text:list-header>
      </text:list>
      <text:p text:style-name="P51">copyright notice, and also a brief description of the purpose of the program. For example:</text:p>
      <text:p text:style-name="P51">/*</text:p>
      <text:p text:style-name="P51"><text:span text:style-name="T11">* </text:span><text:span text:style-name="T12">Classname</text:span></text:p>
      <text:p text:style-name="P51">*</text:p>
      <text:p text:style-name="P51"><text:span text:style-name="T11">* </text:span><text:span text:style-name="T12">Version info</text:span></text:p>
      <text:p text:style-name="P51">*</text:p>
      <text:p text:style-name="P51"><text:span text:style-name="T11">* </text:span><text:span text:style-name="T12">Copyright notice</text:span></text:p>
      <text:p text:style-name="P51">*/</text:p>
      <text:list text:style-name="L2">
        <text:list-header>
          <text:p text:style-name="P57">3.1.2 Package and Import Statements</text:p>
        </text:list-header>
      </text:list>
      <text:p text:style-name="P49"><text:span text:style-name="T5">The first non-comment line of most Java source files is a </text:span><text:span text:style-name="T11">package </text:span><text:span text:style-name="T5">statement. After that,</text:span></text:p>
      <text:p text:style-name="P49"><text:span text:style-name="T11">import </text:span><text:span text:style-name="T5">statements can follow. For example:</text:span></text:p>
      <text:p text:style-name="P49">package java.awt;</text:p>
      <text:p text:style-name="P49">import java.awt.peer.CanvasPeer;</text:p>
      <text:p text:style-name="P49"/>
      <text:p text:style-name="P58">3.1.3 Class and Interface Declarations</text:p>
      <text:p text:style-name="P49">The following table describes the parts of a class or interface declaration, in the order that they</text:p>
      <text:p text:style-name="P60">should appear. 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7">Part of Class/Interface <text:span text:style-name="T8">Declaration </text:span></text:p>
          </table:table-cell>
          <table:table-cell table:style-name="Table3.B1" office:value-type="string">
            <text:p text:style-name="P37">Notes</text:p>
          </table:table-cell>
        </table:table-row>
        <table:table-row>
          <table:table-cell table:style-name="Table3.A2" office:value-type="string">
            <text:p text:style-name="P2">1. Class/interface documentation</text:p>
            <text:p text:style-name="P2"><text:span text:style-name="T5">comment (</text:span><text:span text:style-name="T11">/**...*/</text:span><text:span text:style-name="T5">)</text:span></text:p>
          </table:table-cell>
          <table:table-cell table:style-name="Table3.B2" office:value-type="string">
            <text:p text:style-name="Table_20_Contents">/**</text:p>
            <text:p text:style-name="Table_20_Contents">* <text:span text:style-name="T13">Class description goes here</text:span>.</text:p>
            <text:p text:style-name="Table_20_Contents">*</text:p>
            <text:p text:style-name="Table_20_Contents">* @version <text:span text:style-name="T13">1.10 04 Oct 1996</text:span></text:p>
            <text:p text:style-name="Table_20_Contents">* @author <text:span text:style-name="T13">Firstname Lastname</text:span></text:p>
            <text:p text:style-name="Table_20_Contents">*/</text:p>
            <text:p text:style-name="Table_20_Contents"><text:span text:style-name="T2"/></text:p>
          </table:table-cell>
        </table:table-row>
        <table:table-row>
          <table:table-cell table:style-name="Table3.A2" office:value-type="string">
            <text:p text:style-name="P2"><text:span text:style-name="T5">2. Cl</text:span><text:span text:style-name="T11">ass </text:span><text:span text:style-name="T5">or </text:span><text:span text:style-name="T11">interface </text:span><text:span text:style-name="T5">statement</text:span></text:p>
          </table:table-cell>
          <table:table-cell table:style-name="Table3.B2" office:value-type="string">
            <text:p text:style-name="P5"><text:span text:style-name="T8"/></text:p>
          </table:table-cell>
        </table:table-row>
        <table:table-row>
          <table:table-cell table:style-name="Table3.A2" office:value-type="string">
            <text:p text:style-name="Table_20_Contents">3. Class/interface implementation</text:p>
            <text:p text:style-name="P2"><text:span text:style-name="T5">comment (</text:span><text:span text:style-name="T11">/*...*/</text:span><text:span text:style-name="T5">), if necessary</text:span></text:p>
          </table:table-cell>
          <table:table-cell table:style-name="Table3.B2" office:value-type="string">
            <text:p text:style-name="Table_20_Contents">This comment should contain any class-wide or</text:p>
            <text:p text:style-name="Table_20_Contents">interface-wide information that wasn’t appropriate</text:p>
            <text:p text:style-name="P2">for the class/interface documentation comment.</text:p>
            <text:p text:style-name="P2"/>
          </table:table-cell>
        </table:table-row>
        <table:table-row>
          <table:table-cell table:style-name="Table3.A2" office:value-type="string">
            <text:p text:style-name="Table_20_Contents"><text:span text:style-name="T5">4. Class (</text:span><text:span text:style-name="T11">static</text:span><text:span text:style-name="T5">) variables </text:span></text:p>
          </table:table-cell>
          <table:table-cell table:style-name="Table3.B2" office:value-type="string">
            <text:p text:style-name="Table_20_Contents"><text:span text:style-name="T5">First the </text:span><text:span text:style-name="T12">public</text:span><text:span text:style-name="T11"> </text:span><text:span text:style-name="T5">class variables, then the </text:span><text:span text:style-name="T12">protected</text:span><text:span text:style-name="T5">,</text:span></text:p>
            <text:p text:style-name="Table_20_Contents"><text:span text:style-name="T5">and then the </text:span><text:span text:style-name="T12">private</text:span><text:span text:style-name="T5">.</text:span></text:p>
          </table:table-cell>
        </table:table-row>
        <table:table-row>
          <table:table-cell table:style-name="Table3.A2" office:value-type="string">
            <text:p text:style-name="Table_20_Contents"><text:span text:style-name="T5">5.Instance variables</text:span></text:p>
          </table:table-cell>
          <table:table-cell table:style-name="Table3.B2" office:value-type="string">
            <text:p text:style-name="Table_20_Contents"><text:span text:style-name="T5">First </text:span><text:span text:style-name="T12">public</text:span><text:span text:style-name="T5">, then </text:span><text:span text:style-name="T12">protected</text:span><text:span text:style-name="T5">, and then </text:span><text:span text:style-name="T12">private</text:span><text:span text:style-name="T5">.</text:span></text:p>
          </table:table-cell>
        </table:table-row>
        <table:table-row>
          <table:table-cell table:style-name="Table3.A2" office:value-type="string">
            <text:p text:style-name="Table_20_Contents">6.Constructors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6"><text:span text:style-name="T5">7.Methods </text:span></text:p>
          </table:table-cell>
          <table:table-cell table:style-name="Table3.B2" office:value-type="string">
            <text:p text:style-name="P6">These methods should be grouped by functionality</text:p>
            <text:p text:style-name="P6">rather than by scope or accessibility. For</text:p>
            <text:p text:style-name="P6">example, a private class method can be in</text:p>
            <text:p text:style-name="P6">between two public instance methods. The goal is</text:p>
            <text:p text:style-name="P6"><text:span text:style-name="T5">to make reading and understanding the code easier.</text:span></text:p>
          </table:table-cell>
        </table:table-row>
      </table:table>
      <text:p text:style-name="Table_20_Contents"><text:span text:style-name="T5"/></text:p>
      <text:list text:style-name="L2" text:continue-numbering="true">
        <text:list-header>
          <text:p text:style-name="P4"/>
        </text:list-header>
      </text:list>
      <text:p text:style-name="P66">4.Indentation</text:p>
      <text:p text:style-name="P62">Four spaces should be used as the unit of indentation. The exact construction of the indentation</text:p>
      <text:p text:style-name="P63">(spaces vs. tabs) is unspecified. Tabs must be set exactly every 8 spaces (not 4).</text:p>
      <text:p text:style-name="P67">4.1 Line Length</text:p>
      <text:p text:style-name="P62">Avoid lines longer than 80 characters, since they’re not handled well by many terminals and</text:p>
      <text:p text:style-name="P62">tools.</text:p>
      <text:p text:style-name="P62"><text:span text:style-name="T14">Note: </text:span><text:span text:style-name="T5">Examples for use in documentation should have a shorter line length—generally no</text:span></text:p>
      <text:p text:style-name="P62">more than 70 characters.</text:p>
      <text:p text:style-name="P67">4.2 Wrapping Lines</text:p>
      <text:p text:style-name="P62">When an expression will not fit on a single line, break it according to these general principles:</text:p>
      <text:p text:style-name="P62">• Break after a comma.</text:p>
      <text:p text:style-name="P62">• Break before an operator.</text:p>
      <text:p text:style-name="P62">• Prefer higher-level breaks to lower-level breaks.</text:p>
      <text:p text:style-name="P62"><text:span text:style-name="T5">• Align the new line with the beginning of the expression at the same level on the previous </text:span><text:span text:style-name="T5">line.</text:span></text:p>
      <text:p text:style-name="P62">• If the above rules lead to confusing code or to code that’s squished up against the right</text:p>
      <text:p text:style-name="P62">margin, just indent 8 spaces instead.</text:p>
      <text:p text:style-name="P64"/>
      <text:p text:style-name="P61">Following are two examples of breaking an arithmetic expression. The first is preferred, since</text:p>
      <text:p text:style-name="P61">the break occurs outside the parenthesized expression, which is at a higher level.</text:p>
      <text:p text:style-name="P61"/>
      <text:p text:style-name="P61">longName1 = longName2 * (longName3 + longName4 - longName5)</text:p>
      <text:p text:style-name="P61">+ 4 * longname6; // PREFER</text:p>
      <text:p text:style-name="P61">longName1 = longName2 * (longName3 + longName4</text:p>
      <text:list text:style-name="L3">
        <text:list-item>
          <text:p text:style-name="P69">longName5) + 4 * longname6; // AVOID</text:p>
          <text:p text:style-name="P65"/>
        </text:list-item>
      </text:list>
      <text:p text:style-name="P61">Line wrapping for <text:span text:style-name="T11">if </text:span>statements should generally use the 8-space rule, since conventional (4</text:p>
      <text:p text:style-name="P61">space) indentation makes seeing the body difficult. For example:</text:p>
      <text:p text:style-name="P61">//DON’T USE THIS INDENTATION</text:p>
      <text:p text:style-name="P61">if ((condition1 &amp;&amp; condition2)</text:p>
      <text:p text:style-name="P61">|| (condition3 &amp;&amp; condition4)</text:p>
      <text:p text:style-name="P61">||!(condition5 &amp;&amp; condition6)) { //BAD WRAPS</text:p>
      <text:p text:style-name="P61">doSomethingAboutIt(); //MAKE THIS LINE EASY TO MISS</text:p>
      <text:p text:style-name="P61">}</text:p>
      <text:p text:style-name="P61">//USE THIS INDENTATION INSTEAD</text:p>
      <text:p text:style-name="P61">if ((condition1 &amp;&amp; condition2)</text:p>
      <text:p text:style-name="P61">|| (condition3 &amp;&amp; condition4)</text:p>
      <text:p text:style-name="P61">||!(condition5 &amp;&amp; condition6)) </text:p>
      <text:p text:style-name="P61">{</text:p>
      <text:p text:style-name="P61">doSomethingAboutIt();</text:p>
      <text:p text:style-name="P61">}</text:p>
      <text:p text:style-name="P61">//OR USE THIS</text:p>
      <text:p text:style-name="P61">if ((condition1 &amp;&amp; condition2) || (condition3 &amp;&amp; condition4)</text:p>
      <text:p text:style-name="P61">||!(condition5 &amp;&amp; condition6)) </text:p>
      <text:p text:style-name="P61">{</text:p>
      <text:p text:style-name="P61">doSomethingAboutIt();</text:p>
      <text:p text:style-name="P61">}</text:p>
      <text:p text:style-name="P61">Here are three acceptable ways to format ternary expressions:</text:p>
      <text:p text:style-name="P61">alpha = (aLongBooleanExpression) ? beta : gamma;</text:p>
      <text:p text:style-name="P61">alpha = (aLongBooleanExpression) ? beta</text:p>
      <text:p text:style-name="P61">: gamma;</text:p>
      <text:p text:style-name="P61">alpha = (aLongBooleanExpression)</text:p>
      <text:p text:style-name="P61">? beta</text:p>
      <text:p text:style-name="P68">: gamma;</text:p>
      <text:p text:style-name="P70">5. Comments</text:p>
      <text:p text:style-name="P61">Java programs can have two kinds of comments: implementation comments and</text:p>
      <text:p text:style-name="P61">documentation comments. Implementation comments are those found in C++, which are</text:p>
      <text:p text:style-name="P61">delimited by <text:span text:style-name="T11">/*...*/</text:span>, and <text:span text:style-name="T11">//</text:span>. Documentation comments (known as “doc comments”) are</text:p>
      <text:p text:style-name="P61">Java-only, and are delimited by <text:span text:style-name="T11">/**...*/</text:span>. Doc comments can be extracted to HTML files</text:p>
      <text:p text:style-name="P61">using the javadoc tool.</text:p>
      <text:p text:style-name="P61">Implementation comments are mean for commenting out code or for comments about the</text:p>
      <text:p text:style-name="P61">particular implementation. Doc comments are meant to describe the specification of the code,</text:p>
      <text:p text:style-name="P61">from an implementation-free perspective. to be read by developers who might not necessarily</text:p>
      <text:p text:style-name="P61">have the source code at hand.</text:p>
      <text:p text:style-name="P61">Comments should be used to give overviews of code and provide additional information that is</text:p>
      <text:p text:style-name="P61">not readily available in the code itself. Comments should contain only information that is</text:p>
      <text:p text:style-name="P61">relevant to reading and understanding the program. For example, information about how the</text:p>
      <text:p text:style-name="P61">corresponding package is built or in what directory it resides should not be included as a</text:p>
      <text:p text:style-name="P61">comment.</text:p>
      <text:p text:style-name="P61">Discussion of nontrivial or nonobvious design decisions is appropriate, but avoid duplicating</text:p>
      <text:p text:style-name="P61">information that is present in (and clear from) the code. It is too easy for redundant comments</text:p>
      <text:p text:style-name="P61">to get out of date. In general, avoid any comments that are likely to get out of date as the code</text:p>
      <text:p text:style-name="P61">evolves.</text:p>
      <text:p text:style-name="P61"><text:span text:style-name="T15">Note: </text:span>The frequency of comments sometimes reflects poor quality of code. When you feel</text:p>
      <text:p text:style-name="P61">compelled to add a comment, consider rewriting the code to make it clearer.</text:p>
      <text:p text:style-name="P61">Comments should not be enclosed in large boxes drawn with asterisks or other characters.</text:p>
      <text:p text:style-name="P61">Comments should never include special characters such as form-feed and backspace.</text:p>
      <text:p text:style-name="P71">5.1 Implementation Comment Formats</text:p>
      <text:p text:style-name="P61">Programs can have four styles of implementation comments: block, single-line, trailing and</text:p>
      <text:p text:style-name="P61">end-of-line.</text:p>
      <text:p text:style-name="P72">5.1.1 Block Comments</text:p>
      <text:p text:style-name="P61">Block comments are used to provide descriptions of files, methods, data structures and</text:p>
      <text:p text:style-name="P61">algorithms. Block comments should be used at the beginning of each file and before each</text:p>
      <text:p text:style-name="P61">method. They can also be used in other places, such as within methods. Block comments inside</text:p>
      <text:p text:style-name="P61">a function or method should be indented to the same level as the code they describe.</text:p>
      <text:p text:style-name="P61">A block comment should be preceded by a blank line to set it apart from the rest of the code.</text:p>
      <text:p text:style-name="P61">Block comments have an asterisk “*” at the beginning of each line except the first.</text:p>
      <text:p text:style-name="P61">/*</text:p>
      <text:p text:style-name="P61">* Here is a block comment.</text:p>
      <text:p text:style-name="P61">*/</text:p>
      <text:p text:style-name="P73"/>
      <text:p text:style-name="P73">Block comments can start with <text:span text:style-name="T11">/*-</text:span>, which is recognized by <text:span text:style-name="T14">indent</text:span>(1) as the beginning of a</text:p>
      <text:p text:style-name="P73">block comment that should not reformatted. Example:</text:p>
      <text:p text:style-name="P73">/*</text:p>
      <text:p text:style-name="P73">* Here is a block comment with some very special</text:p>
      <text:p text:style-name="P73">* formatting that I want indent(1) to ignore.</text:p>
      <text:p text:style-name="P73">*</text:p>
      <text:p text:style-name="P73">* one</text:p>
      <text:p text:style-name="P73">* two</text:p>
      <text:p text:style-name="P73">* three</text:p>
      <text:p text:style-name="P73">*/</text:p>
      <text:p text:style-name="P73"><text:span text:style-name="T15">Note: </text:span>If you don’t use <text:span text:style-name="T14">indent</text:span>(1), you don’t have to use <text:span text:style-name="T11">/*- </text:span>in your code or make any other</text:p>
      <text:p text:style-name="P73">concessions to the possibility that someone else might run <text:span text:style-name="T14">indent</text:span>(1) on your code.</text:p>
      <text:p text:style-name="P73"/>
      <text:p text:style-name="P82">5.1.2 Single-Line Comments</text:p>
      <text:p text:style-name="P73">Short comments can appear on a single line indented to the level of the code that follows. If a</text:p>
      <text:p text:style-name="P73">comment can’t be written in a single line, it should follow the block comment format (see</text:p>
      <text:p text:style-name="P73">section 5.1.1). A single-line comment should be preceded by a blank line. Here’s an example</text:p>
      <text:p text:style-name="P73">of a single-line comment in Java code :</text:p>
      <text:p text:style-name="P73">if (condition) </text:p>
      <text:p text:style-name="P73">{</text:p>
      <text:p text:style-name="P73">/* Handle the condition. */</text:p>
      <text:p text:style-name="P73">...</text:p>
      <text:p text:style-name="P73">}</text:p>
      <text:p text:style-name="P82">5.1.3 Trailing Comments</text:p>
      <text:p text:style-name="P73">Very short comments can appear on the same line as the code they describe, but should be</text:p>
      <text:p text:style-name="P73">shifted far enough to separate them from the statements. If more than one short comment</text:p>
      <text:p text:style-name="P73">appears in a chunk of code, they should all be indented to the same tab setting. Avoid the</text:p>
      <text:p text:style-name="P73">assembly language style of commenting every line of executable code with a trailing comment.</text:p>
      <text:p text:style-name="P73">Here’s an example of a trailing comment in Java code :</text:p>
      <text:p text:style-name="P73">if (a == 2)</text:p>
      <text:p text:style-name="P73"><text:s/>{</text:p>
      <text:p text:style-name="P73">return TRUE; /* special case */</text:p>
      <text:p text:style-name="P73">} </text:p>
      <text:p text:style-name="P73">else </text:p>
      <text:p text:style-name="P73">{</text:p>
      <text:p text:style-name="P73">return isprime(a); /* works only for odd a */</text:p>
      <text:p text:style-name="P73">}</text:p>
      <text:p text:style-name="P82">5.1.4 End-Of-Line Comments</text:p>
      <text:p text:style-name="P73">The <text:span text:style-name="T11">// </text:span>comment delimiter begins a comment that continues to the newline. It can comment</text:p>
      <text:p text:style-name="P73">out a complete line or only a partial line. It shouldn’t be used on consecutive multiple lines for</text:p>
      <text:p text:style-name="P73">text comments; however, it can be used in consecutive multiple lines for commenting out</text:p>
      <text:p text:style-name="P73">sections of code. Examples of all three styles follow:</text:p>
      <text:p text:style-name="P73">if (foo &gt; 1) </text:p>
      <text:p text:style-name="P73">{</text:p>
      <text:p text:style-name="P73">// Do a double-flip.</text:p>
      <text:p text:style-name="P73">...</text:p>
      <text:p text:style-name="P73">}</text:p>
      <text:p text:style-name="P73">else</text:p>
      <text:p text:style-name="P73">return false; // Explain why here.</text:p>
      <text:p text:style-name="P73">//if (bar &gt; 1) </text:p>
      <text:p text:style-name="P73">{</text:p>
      <text:p text:style-name="P73">//</text:p>
      <text:p text:style-name="P73">// // Do a triple-flip.</text:p>
      <text:p text:style-name="P73">// ...</text:p>
      <text:p text:style-name="P73">//}</text:p>
      <text:p text:style-name="P73">//else</text:p>
      <text:p text:style-name="P73">{</text:p>
      <text:p text:style-name="P73"><text:span text:style-name="T21">// return fals</text:span>e;</text:p>
      <text:p text:style-name="P73">}</text:p>
      <text:p text:style-name="P80">6. Declarations</text:p>
      <text:p text:style-name="P82">6.1 Number Per Line</text:p>
      <text:p text:style-name="P73">One declaration per line is recommended since it encourages commenting. In other words,</text:p>
      <text:p text:style-name="P73">int level; // indentation level</text:p>
      <text:p text:style-name="P73">int size; // size of table</text:p>
      <text:p text:style-name="P73">is preferred over</text:p>
      <text:p text:style-name="P73">int level, size;</text:p>
      <text:p text:style-name="P73">In absolutely no case should variables and functions be declared on the same line. Example:</text:p>
      <text:p text:style-name="P73">long dbaddr, getDbaddr(); // WRONG!</text:p>
      <text:p text:style-name="P73">Do not put different types on the same line. Example:</text:p>
      <text:p text:style-name="P73">int foo, fooarray[]; //WRONG!</text:p>
      <text:p text:style-name="P73"><text:span text:style-name="T14">Note: </text:span><text:span text:style-name="T5">The examples above use one space between the type and the identifier. Another</text:span></text:p>
      <text:p text:style-name="P73">acceptable alternative is to use tabs, e.g.:</text:p>
      <text:p text:style-name="P73">int level; // indentation level</text:p>
      <text:p text:style-name="P73">int size; // size of table</text:p>
      <text:p text:style-name="P74">Object currentEntry; // currently selected table entr</text:p>
      <text:p text:style-name="P76">6.2 <text:span text:style-name="T19">Placement</text:span></text:p>
      <text:p text:style-name="P73">Put declarations only at the beginning of blocks. (A block is any code surrounded by curly</text:p>
      <text:p text:style-name="P73">braces “{” and “}”.) Don’t wait to declare variables until their first use; it can confuse the</text:p>
      <text:p text:style-name="P73">unwary programmer and hamper code portability within the scope.</text:p>
      <text:p text:style-name="P73">void MyMethod() </text:p>
      <text:p text:style-name="P73">{</text:p>
      <text:p text:style-name="P73">int int1; // beginning of method block</text:p>
      <text:p text:style-name="P73"><text:s text:c="5"/>if (condition) </text:p>
      <text:p text:style-name="P73"><text:s text:c="4"/>{</text:p>
      <text:p text:style-name="P73"><text:s text:c="4"/>int int2; // beginning of "if" block</text:p>
      <text:p text:style-name="P73"><text:s text:c="4"/>...</text:p>
      <text:p text:style-name="P73"><text:s text:c="4"/>}</text:p>
      <text:p text:style-name="P73">}</text:p>
      <text:p text:style-name="P73"><text:span text:style-name="T5">The one exception to the rule is indexes of </text:span><text:span text:style-name="T11">for </text:span><text:span text:style-name="T5">loops, which in Java can be declared in the </text:span><text:span text:style-name="T11">for</text:span></text:p>
      <text:p text:style-name="P73">statement:</text:p>
      <text:p text:style-name="P73">for (int i = 0; i &lt; maxLoops; i++) </text:p>
      <text:p text:style-name="P73">{ ...</text:p>
      <text:p text:style-name="P73">Avoid local declarations that hide declarations at higher levels. For example, do not declare the</text:p>
      <text:p text:style-name="P73">same variable name in an inner block:</text:p>
      <text:p text:style-name="P73">int count;</text:p>
      <text:p text:style-name="P73">...</text:p>
      <text:p text:style-name="P73">func() </text:p>
      <text:p text:style-name="P73">{</text:p>
      <text:p text:style-name="P73"><text:s text:c="4"/>if (condition)</text:p>
      <text:p text:style-name="P45"><text:s text:c="7"/>{</text:p>
      <text:p text:style-name="P73"><text:s text:c="4"/>int count; // AVOID!</text:p>
      <text:p text:style-name="P73"><text:s text:c="4"/>...</text:p>
      <text:p text:style-name="P73"><text:s text:c="3"/>}</text:p>
      <text:p text:style-name="P73">...</text:p>
      <text:p text:style-name="P73">}</text:p>
      <text:p text:style-name="P77">6.3 Initialization</text:p>
      <text:p text:style-name="P73">Try to initialize local variables where they’re declared. The only reason not to initialize a</text:p>
      <text:p text:style-name="P73">variable where it’s declared is if the initial value depends on some computation occurring first.</text:p>
      <text:p text:style-name="P76">6.4 Class and Interface Declarations</text:p>
      <text:p text:style-name="P73">When coding Java classes and interfaces, the following formatting rules should be followed:</text:p>
      <text:p text:style-name="P73">• No space between a method name and the parenthesis “(“ starting its parameter list</text:p>
      <text:p text:style-name="P73">• Open brace “{” appears at the beginning of the next line of the declaration statement</text:p>
      <text:p text:style-name="P73">• Closing brace “}” starts a line by itself indented to match its corresponding opening</text:p>
      <text:p text:style-name="P73">statement, except when it is a null statement the “}” should appear immediately after the</text:p>
      <text:p text:style-name="P73">“{“</text:p>
      <text:p text:style-name="P73">class Sample extends Object </text:p>
      <text:p text:style-name="P73">{</text:p>
      <text:p text:style-name="P73">int ivar1;</text:p>
      <text:p text:style-name="P73">int ivar2;</text:p>
      <text:p text:style-name="P73"><text:s text:c="4"/>Sample(int i, int j) <text:s/></text:p>
      <text:p text:style-name="P73"><text:s text:c="4"/>{</text:p>
      <text:p text:style-name="P73"><text:s text:c="4"/>ivar1 = i;</text:p>
      <text:p text:style-name="P73"><text:s text:c="4"/>ivar2 = j;</text:p>
      <text:p text:style-name="P73"><text:s text:c="4"/>}</text:p>
      <text:p text:style-name="P73">int emptyMethod() </text:p>
      <text:p text:style-name="P73">{}</text:p>
      <text:p text:style-name="P73">...</text:p>
      <text:p text:style-name="P73">}</text:p>
      <text:p text:style-name="P73">• Methods are separated by a blank line</text:p>
      <text:p text:style-name="P80">7.Statements</text:p>
      <text:p text:style-name="P79">7.1 Simple Statements</text:p>
      <text:p text:style-name="P75">Each line should contain at most one statement. Example:</text:p>
      <text:p text:style-name="P75">argv++; argc--; // AVOID!</text:p>
      <text:p text:style-name="P75"/>
      <text:p text:style-name="P75">Do not use the comma operator to group multiple statements unless it is for an obvious reason.</text:p>
      <text:p text:style-name="P75">Example:</text:p>
      <text:p text:style-name="P75">if (err) {</text:p>
      <text:p text:style-name="P75">Format.print(System.out, “error”), exit(1); //VERY WRONG!</text:p>
      <text:p text:style-name="P75">}</text:p>
      <text:p text:style-name="P79">7.2 Compound Statements</text:p>
      <text:p text:style-name="P75">Compound statements are statements that contain lists of statements enclosed in braces</text:p>
      <text:p text:style-name="P75">“{ statements }”. See the following sections for examples.</text:p>
      <text:p text:style-name="P75">• The enclosed statements should be indented one more level than the compound statement.</text:p>
      <text:p text:style-name="P75">• The opening brace should be at the end of the line that begins the compound statement; the</text:p>
      <text:p text:style-name="P75">closing brace should begin a line and be indented to the beginning of the compound</text:p>
      <text:p text:style-name="P75">statement.</text:p>
      <text:p text:style-name="P75">• Braces are used around all statements, even singletons, when they are part of a control</text:p>
      <text:p text:style-name="P75">structure, such as a if-else or for statement. This makes it easier to add statements</text:p>
      <text:p text:style-name="P75">without accidentally introducing bugs due to forgetting to add braces.</text:p>
      <text:p text:style-name="P79">7.3 return Statements</text:p>
      <text:p text:style-name="P75">A return statement with a value should not use parentheses unless they make the return value</text:p>
      <text:p text:style-name="P75">more obvious in some way. Example:</text:p>
      <text:p text:style-name="P75">return;</text:p>
      <text:p text:style-name="P75">return myDisk.size();</text:p>
      <text:p text:style-name="P75">return (size ? size : defaultSize);</text:p>
      <text:p text:style-name="P79">7.4 if, if-else, if-else-if-else Statements</text:p>
      <text:p text:style-name="P75">The if-else class of statements should have the following form:</text:p>
      <text:p text:style-name="P75">if (condition) </text:p>
      <text:p text:style-name="P75">{</text:p>
      <text:p text:style-name="P75">statements;</text:p>
      <text:p text:style-name="P75">}</text:p>
      <text:p text:style-name="P75">if (condition) </text:p>
      <text:p text:style-name="P75">{</text:p>
      <text:p text:style-name="P75">statements;</text:p>
      <text:p text:style-name="P75">} else </text:p>
      <text:p text:style-name="P75">{</text:p>
      <text:p text:style-name="P75">statements;</text:p>
      <text:p text:style-name="P75">}</text:p>
      <text:p text:style-name="P75">if (condition) </text:p>
      <text:p text:style-name="P75">{</text:p>
      <text:p text:style-name="P75">statements;</text:p>
      <text:p text:style-name="P75">} else if (condition) </text:p>
      <text:p text:style-name="P75">{</text:p>
      <text:p text:style-name="P75">statements;</text:p>
      <text:p text:style-name="P75">} else if (condition) </text:p>
      <text:p text:style-name="P75">{</text:p>
      <text:p text:style-name="P75">statements;</text:p>
      <text:p text:style-name="P75">}</text:p>
      <text:p text:style-name="P75"/>
      <text:p text:style-name="P75">Note: if statements always use braces {}. Avoid the following error-prone form:</text:p>
      <text:p text:style-name="P75">if (condition) //AVOID! THIS OMITS THE BRACES {}!</text:p>
      <text:p text:style-name="P75">statement;</text:p>
      <text:p text:style-name="P79">7.5 for Statements</text:p>
      <text:p text:style-name="P75">A for statement should have the following form:</text:p>
      <text:p text:style-name="P75">for (initialization; condition; update) </text:p>
      <text:p text:style-name="P75">{</text:p>
      <text:p text:style-name="P75">statements;</text:p>
      <text:p text:style-name="P75">}</text:p>
      <text:p text:style-name="P75">An empty for statement (one in which all the work is done in the initialization, condition, and</text:p>
      <text:p text:style-name="P75">update clauses) should have the following form:</text:p>
      <text:p text:style-name="P75">for (initialization; condition; update);</text:p>
      <text:p text:style-name="P75">When using the comma operator in the initialization or update clause of a for statement, avoid</text:p>
      <text:p text:style-name="P75">the complexity of using more than three variables. If needed, use separate statements before</text:p>
      <text:p text:style-name="P75">the for loop (for the initialization clause) or at the end of the loop (for the update clause).</text:p>
      <text:p text:style-name="P79">7.6 while Statements</text:p>
      <text:p text:style-name="P75">A while statement should have the following form:</text:p>
      <text:p text:style-name="P75">while (condition)</text:p>
      <text:p text:style-name="P75"><text:s/>{</text:p>
      <text:p text:style-name="P75">statements;</text:p>
      <text:p text:style-name="P75">}</text:p>
      <text:p text:style-name="P75">An empty while statement should have the following form:</text:p>
      <text:p text:style-name="P75">while (condition);</text:p>
      <text:p text:style-name="P79">7.7 do-while Statements</text:p>
      <text:p text:style-name="P75">A do-while statement should have the following form:</text:p>
      <text:p text:style-name="P75">do</text:p>
      <text:p text:style-name="P48"><text:s text:c="4"/>{</text:p>
      <text:p text:style-name="P75">statements;</text:p>
      <text:p text:style-name="P75">} while (condition);</text:p>
      <text:p text:style-name="P79">7.8 switch Statements</text:p>
      <text:p text:style-name="P75">A switch statement should have the following form:</text:p>
      <text:p text:style-name="P75"/>
      <text:p text:style-name="P75">switch (condition) </text:p>
      <text:p text:style-name="P75">{</text:p>
      <text:p text:style-name="P75">case ABC:</text:p>
      <text:p text:style-name="P75">statements;</text:p>
      <text:p text:style-name="P75">/* falls through */</text:p>
      <text:p text:style-name="P75">case DEF:</text:p>
      <text:p text:style-name="P75">statements;</text:p>
      <text:p text:style-name="P75">break;</text:p>
      <text:p text:style-name="P75">case XYZ:</text:p>
      <text:p text:style-name="P75">statements;</text:p>
      <text:p text:style-name="P75">break;</text:p>
      <text:p text:style-name="P75">default:</text:p>
      <text:p text:style-name="P75">statements;</text:p>
      <text:p text:style-name="P75">break;</text:p>
      <text:p text:style-name="P75">}</text:p>
      <text:p text:style-name="P75">Every time a case falls through (doesn’t include a break statement), add a comment where the</text:p>
      <text:p text:style-name="P75">break statement would normally be. This is shown in the preceding code example with the</text:p>
      <text:p text:style-name="P75">/* falls through */ comment.</text:p>
      <text:p text:style-name="P75">Every switch statement should include a default case. The break in the default case is</text:p>
      <text:p text:style-name="P75">redundant, but it prevents a fall-through error if later another case is added.</text:p>
      <text:p text:style-name="P79">7.9 try-catch Statements</text:p>
      <text:p text:style-name="P75">A try-catch statement should have the following format:</text:p>
      <text:p text:style-name="P75">try </text:p>
      <text:p text:style-name="P75">{</text:p>
      <text:p text:style-name="P75">statements;</text:p>
      <text:p text:style-name="P75">} catch (ExceptionClass e)</text:p>
      <text:p text:style-name="P48"><text:s text:c="4"/>{</text:p>
      <text:p text:style-name="P75">statements;</text:p>
      <text:p text:style-name="P75">}</text:p>
      <text:p text:style-name="P81">8.White Spaces</text:p>
      <text:p text:style-name="P79">8.1 Blank Lines</text:p>
      <text:p text:style-name="P75">Blank lines improve readability by setting off sections of code that are logically related.</text:p>
      <text:p text:style-name="P75">Two blank lines should always be used in the following circumstances:</text:p>
      <text:p text:style-name="P75">• Between sections of a source file</text:p>
      <text:p text:style-name="P75">• Between class and interface definitions</text:p>
      <text:p text:style-name="P75">One blank line should always be used in the following circumstances:</text:p>
      <text:p text:style-name="P75">• Between methods</text:p>
      <text:p text:style-name="P75">• Between the local variables in a method and its first statement</text:p>
      <text:p text:style-name="P75">• Before a block or single-line <text:s/>comment</text:p>
      <text:p text:style-name="P75">• Between logical sections inside a method to improve readability</text:p>
      <text:p text:style-name="P79">8.2 Blank Spaces</text:p>
      <text:p text:style-name="P75">Blank spaces should be used in the following circumstances:</text:p>
      <text:p text:style-name="P75">• A keyword followed by a parenthesis should be separated by a space. Example:</text:p>
      <text:p text:style-name="P75">while (true) </text:p>
      <text:p text:style-name="P75">{</text:p>
      <text:p text:style-name="P75">...</text:p>
      <text:p text:style-name="P75">}</text:p>
      <text:p text:style-name="P75">Note that a blank space should not be used between a method name and its opening</text:p>
      <text:p text:style-name="P75">parenthesis. This helps to distinguish keywords from method calls.</text:p>
      <text:p text:style-name="P75">• A blank space should appear after commas in argument lists.</text:p>
      <text:p text:style-name="P75">• All binary operators except . should be separated from their operands by spaces. Blank</text:p>
      <text:p text:style-name="P75">spaces should never separate unary operators such as unary minus, increment (“++”), and</text:p>
      <text:p text:style-name="P75">decrement (“--”) from their operands. Example:</text:p>
      <text:p text:style-name="P75">a += c + d;</text:p>
      <text:p text:style-name="P75">a = (a + b) / (c * d);</text:p>
      <text:p text:style-name="P75">while (d++ = s++) {</text:p>
      <text:p text:style-name="P75">n++;</text:p>
      <text:p text:style-name="P75">}</text:p>
      <text:p text:style-name="P75">prints("size is " + foo + "\n");</text:p>
      <text:p text:style-name="P75">• The expressions in a for statement should be separated by blank spaces. Example:</text:p>
      <text:p text:style-name="P75">for (expr1; expr2; expr3)</text:p>
      <text:p text:style-name="P75">• Casts should be followed by a blank. Examples:</text:p>
      <text:p text:style-name="P75">myMethod((byte) aNum, (Object) x);</text:p>
      <text:p text:style-name="P75">myFunc((int) (cp + 5), ((int) (i + 3))</text:p>
      <text:p text:style-name="P75">+ 1);</text:p>
      <text:p text:style-name="P81">9.Naming Conventions</text:p>
      <text:p text:style-name="P75">Naming conventions make programs more understandable by making them easier to read.</text:p>
      <text:p text:style-name="P75">They can also give information about the function of the identifier—for example, whether it’s a</text:p>
      <text:p text:style-name="P75">constant, package, or class—which can be helpful in understanding the code.</text:p>
      <text:p text:style-name="P75">The conventions given in this section are high level. </text:p>
      <text:p text:style-name="P3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Contents"><text:span text:style-name="T8">Identifier Type</text:span></text:p>
          </table:table-cell>
          <table:table-cell table:style-name="Table4.A1" office:value-type="string">
            <text:p text:style-name="Table_20_Contents"><text:s/>Rules for Naming</text:p>
          </table:table-cell>
          <table:table-cell table:style-name="Table4.C1" office:value-type="string">
            <text:p text:style-name="Table_20_Contents"><text:s/>Examples</text:p>
          </table:table-cell>
        </table:table-row>
        <table:table-row>
          <table:table-cell table:style-name="Table4.A2" office:value-type="string">
            <text:p text:style-name="P2">1.<text:span text:style-name="T7">Classes</text:span></text:p>
          </table:table-cell>
          <table:table-cell table:style-name="Table4.A2" office:value-type="string">
            <text:p text:style-name="Table_20_Contents">Class names should be nouns, in mixed case</text:p>
            <text:p text:style-name="Table_20_Contents">with the first letter of each internal word capitalized.</text:p>
            <text:p text:style-name="Table_20_Contents">Try to keep your class names simple</text:p>
            <text:p text:style-name="Table_20_Contents">and descriptive. Use whole words—avoid</text:p>
            <text:p text:style-name="Table_20_Contents">acronyms and abbreviations (unless the abbreviation</text:p>
            <text:p text:style-name="Table_20_Contents">is much more widely used than the <text:span text:style-name="T5">long form, such as URL or HTML).</text:span></text:p>
            <text:p text:style-name="Table_20_Contents">Interface names should be capitalized like</text:p>
            <text:p text:style-name="P5"><text:span text:style-name="T8">class names.</text:span></text:p>
          </table:table-cell>
          <table:table-cell table:style-name="Table4.C2" office:value-type="string">
            <text:p text:style-name="P19">class Raster;</text:p>
            <text:p text:style-name="P19">class ImageSprite;</text:p>
          </table:table-cell>
        </table:table-row>
        <table:table-row>
          <table:table-cell table:style-name="Table4.A2" office:value-type="string">
            <text:p text:style-name="P2"><text:span text:style-name="T5">2. </text:span><text:span text:style-name="T7">Interfaces </text:span></text:p>
          </table:table-cell>
          <table:table-cell table:style-name="Table4.A2" office:value-type="string">
            <text:p text:style-name="P9"><text:span text:style-name="T7">Interface names should be capitalized like </text:span><text:span text:style-name="T19">class names.</text:span></text:p>
          </table:table-cell>
          <table:table-cell table:style-name="Table4.C2" office:value-type="string">
            <text:p text:style-name="P19">Interface RasterDelegate;</text:p>
            <text:p text:style-name="P19">interface Storing;</text:p>
          </table:table-cell>
        </table:table-row>
        <table:table-row>
          <table:table-cell table:style-name="Table4.A2" office:value-type="string">
            <text:p text:style-name="Table_20_Contents">3.<text:span text:style-name="T7">Methods</text:span></text:p>
          </table:table-cell>
          <table:table-cell table:style-name="Table4.A2" office:value-type="string">
            <text:p text:style-name="P9"><text:span text:style-name="T7">Methods should be verbs, in mixed case with the first letter lowercase, with the first letter of </text:span>each internal word capitalized.</text:p>
          </table:table-cell>
          <table:table-cell table:style-name="Table4.C2" office:value-type="string">
            <text:p text:style-name="P19">run();</text:p>
            <text:p text:style-name="P19">runFast();</text:p>
            <text:p text:style-name="P19">getBackground();</text:p>
          </table:table-cell>
        </table:table-row>
        <table:table-row>
          <table:table-cell table:style-name="Table4.A2" office:value-type="string">
            <text:p text:style-name="Table_20_Contents"><text:span text:style-name="T5">4. </text:span><text:span text:style-name="T7">Variables</text:span></text:p>
          </table:table-cell>
          <table:table-cell table:style-name="Table4.A2" office:value-type="string">
            <text:p text:style-name="P9"><text:span text:style-name="T7">Except for variables, all instance, class, and class constants are in mixed case with a lowercase </text:span>first letter. Internal words start with capital</text:p>
            <text:p text:style-name="P9">letters.</text:p>
            <text:p text:style-name="P9">Variable names should be short yet meaningful. Variable names can have “underscores” in them to make them meaningful.</text:p>
            <text:p text:style-name="P9">The choice of a variable name should be</text:p>
            <text:p text:style-name="P9"><text:span text:style-name="T7">mnemonic— that is, designed to indicate to the casual observer the intent of its use. One-character variable names should be avoided except </text:span>for temporary “throwaway” variables. Common</text:p>
            <text:p text:style-name="P17"><text:span text:style-name="T5">names for temporary variables are </text:span><text:span text:style-name="T11">i</text:span><text:span text:style-name="T5">, </text:span><text:span text:style-name="T11">j</text:span><text:span text:style-name="T5">, </text:span><text:span text:style-name="T11">k</text:span><text:span text:style-name="T5">,</text:span></text:p>
            <text:p text:style-name="P17"><text:span text:style-name="T11">m</text:span><text:span text:style-name="T5">, and </text:span><text:span text:style-name="T11">n </text:span><text:span text:style-name="T5">for integers; </text:span><text:span text:style-name="T11">c</text:span><text:span text:style-name="T5">, </text:span><text:span text:style-name="T11">d</text:span><text:span text:style-name="T5">, and </text:span><text:span text:style-name="T11">e </text:span><text:span text:style-name="T5">for characters.</text:span></text:p>
          </table:table-cell>
          <table:table-cell table:style-name="Table4.C2" office:value-type="string">
            <text:p text:style-name="P19">int i;</text:p>
            <text:p text:style-name="P19">char *cp;</text:p>
            <text:p text:style-name="P19">float myWidth;</text:p>
          </table:table-cell>
        </table:table-row>
        <table:table-row>
          <table:table-cell table:style-name="Table4.A2" office:value-type="string">
            <text:p text:style-name="Table_20_Contents"><text:span text:style-name="T5">5.</text:span><text:span text:style-name="T7">Constants </text:span></text:p>
          </table:table-cell>
          <table:table-cell table:style-name="Table4.A2" office:value-type="string">
            <text:p text:style-name="P9"><text:span text:style-name="T7">The names of variables declared class constants and of ANSI constants should be all uppercase with words separated by underscores (“_”). (ANSI constants should be </text:span><text:span text:style-name="T5">avoided, for ease of debugging.)</text:span></text:p>
          </table:table-cell>
          <table:table-cell table:style-name="Table4.C2" office:value-type="string">
            <text:p text:style-name="P19">int MIN_WIDTH = 4;</text:p>
            <text:p text:style-name="P19">int MAX_WIDTH = 999;</text:p>
            <text:p text:style-name="P32"><text:span text:style-name="T16">int GET_THE_CPU = 1;</text:span></text:p>
          </table:table-cell>
        </table:table-row>
      </table:table>
      <text:p text:style-name="P34"/>
      <text:p text:style-name="P34"/>
      <text:p text:style-name="P8"><text:s/></text:p>
      <text:p text:style-name="P31"><text:span text:style-name="T3"/></text:p>
      <text:p text:style-name="Text_20_body"><text:span text:style-name="T3"><text:s text:c="3"/></text:span><text:span text:style-name="T23"><text:s text:c="2"/>10.Programming Practices</text:span></text:p>
      <text:p text:style-name="P84">10.1 Providing Access to Instance and Class Variables</text:p>
      <text:p text:style-name="P75">Don’t make any instance or class variable public without good reason. Often, instance</text:p>
      <text:p text:style-name="P75">variables don’t need to be explicitly set or gotten—often that happens as a side effect of</text:p>
      <text:p text:style-name="P75">method calls.</text:p>
      <text:p text:style-name="P73">One example of appropriate public instance variables is the case where the class is essentially a</text:p>
      <text:p text:style-name="P73">data structure, with no behavior. In other words, if you would have used a <text:span text:style-name="T11">struct </text:span>instead of a</text:p>
      <text:p text:style-name="P73">class (if Java supported <text:span text:style-name="T11">struct)</text:span>, then it’s appropriate to make the class’s instance variables</text:p>
      <text:p text:style-name="P73">public.</text:p>
      <text:p text:style-name="P76">10.2 Referring to Class Variables and Methods</text:p>
      <text:p text:style-name="P73">Avoid using an object to access a class (static) variable or method. Use a class name instead.</text:p>
      <text:p text:style-name="P73">For example:</text:p>
      <text:p text:style-name="P73">classMethod(); //OK</text:p>
      <text:p text:style-name="P73">AClass.classMethod(); //OK</text:p>
      <text:p text:style-name="P73">anObject.classMethod(); //AVOID!</text:p>
      <text:p text:style-name="P76">10.3 Constants</text:p>
      <text:p text:style-name="P73">Numerical constants (literals) should not be coded directly, except for -1, 0, and 1, which can</text:p>
      <text:p text:style-name="P73">appear in a <text:span text:style-name="T11">for </text:span>loop as counter values.</text:p>
      <text:p text:style-name="P77">10.4 Variable Assignments</text:p>
      <text:p text:style-name="P73">Avoid assigning several variables to the same value in a single statement. It is hard to read.</text:p>
      <text:p text:style-name="P73">Example:</text:p>
      <text:p text:style-name="P73">fooBar.fChar = barFoo.lchar = 'c'; // AVOID!</text:p>
      <text:p text:style-name="P73">Do not use the assignment operator in a place where it can be easily confused with the equality</text:p>
      <text:p text:style-name="P73">operator. Example:</text:p>
      <text:p text:style-name="P73">if (c++ = d++) // AVOID! Java disallows</text:p>
      <text:p text:style-name="P73">{ </text:p>
      <text:p text:style-name="P73">...</text:p>
      <text:p text:style-name="P73">}</text:p>
      <text:p text:style-name="P73">should be written as</text:p>
      <text:p text:style-name="P73">if ((c++ = d++) != 0) </text:p>
      <text:p text:style-name="P73">{</text:p>
      <text:p text:style-name="P73">...</text:p>
      <text:p text:style-name="P73">}</text:p>
      <text:p text:style-name="P73">Do not use embedded assignments in an attempt to improve run-time performance. This is the</text:p>
      <text:p text:style-name="P73">job of the compiler, and besides, it rarely actually helps. Example:</text:p>
      <text:p text:style-name="P73">d = (a = b + c) + r; // AVOID!</text:p>
      <text:p text:style-name="P73">should be written as</text:p>
      <text:p text:style-name="P73">a = b + c;</text:p>
      <text:p text:style-name="P73">d = a + r;</text:p>
      <text:p text:style-name="P78">10.5 Miscellaneous Practices</text:p>
      <text:p text:style-name="P83">10.5.1 Parentheses</text:p>
      <text:p text:style-name="P73">It is generally a good idea to use parentheses liberally in expressions involving mixed operators</text:p>
      <text:p text:style-name="P73">to avoid operator precedence problems. Even if the operator precedence seems clear to you, it</text:p>
      <text:p text:style-name="P73">might not be to others—you shouldn’t assume that other programmers know precedence as</text:p>
      <text:p text:style-name="P73">well as you do.</text:p>
      <text:p text:style-name="P73">if (a == b &amp;&amp; c == d) // AVOID!</text:p>
      <text:p text:style-name="P73">if ((a == b) &amp;&amp; (c == d)) // RIGHT</text:p>
      <text:p text:style-name="P83">10.5.2 Returning Values</text:p>
      <text:p text:style-name="P73">Try to make the structure of your program match the intent. Example:</text:p>
      <text:p text:style-name="P73"><text:span text:style-name="T11">if (</text:span><text:span text:style-name="T12">booleanExpression</text:span><text:span text:style-name="T11">) {</text:span></text:p>
      <text:p text:style-name="P73">return TRUE;</text:p>
      <text:p text:style-name="P73">} else {</text:p>
      <text:p text:style-name="P73">return FALSE;</text:p>
      <text:p text:style-name="P73">}</text:p>
      <text:p text:style-name="P73">should instead be written as</text:p>
      <text:p text:style-name="P73"><text:span text:style-name="T11">return </text:span><text:span text:style-name="T12">booleanExpression</text:span><text:span text:style-name="T11">;</text:span></text:p>
      <text:p text:style-name="P73">Similarly,</text:p>
      <text:p text:style-name="P73">if (condition) {</text:p>
      <text:p text:style-name="P73">return x;</text:p>
      <text:p text:style-name="P73">}</text:p>
      <text:p text:style-name="P73">return y;</text:p>
      <text:p text:style-name="P73">should be written as</text:p>
      <text:p text:style-name="P73">return (condition ? x : y);</text:p>
      <text:p text:style-name="P82">10.5.3 Expressions before ‘?’ in the Conditional Operator</text:p>
      <text:p text:style-name="P73">If an expression containing a binary operator appears before the <text:span text:style-name="T11">? </text:span>in the ternary <text:span text:style-name="T11">?: </text:span>operator, it</text:p>
      <text:p text:style-name="P73">should be parenthesized. Example:</text:p>
      <text:p text:style-name="P73">(x &gt;= 0) ? x : -x</text:p>
      <text:p text:style-name="P82">10.5.4 Special Comments</text:p>
      <text:p text:style-name="P73">Use <text:span text:style-name="T11">XXX </text:span>in a comment to flag something that is bogus but works. Use <text:span text:style-name="T11">FIXME </text:span>to flag something</text:p>
      <text:p text:style-name="P73">that is bogus and broken.</text:p>
      <text:p text:style-name="P80">11.Code Examples</text:p>
      <text:p text:style-name="P73"><text:span text:style-name="T5">// add our code he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imes New Roman" svg:font-family="'Times New Roman'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umberland" svg:font-family="Cumberland" style:font-family-generic="modern" style:font-pitch="fixed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horndale" fo:font-size="12pt" fo:language="en" fo:country="US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" fo:font-size="10pt" style:font-name-asian="Cumberland" style:font-size-asian="10pt" style:font-name-complex="Cumberlan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8$Build-9189$CWS-c09v004</meta:generator>
    <meta:creation-date>2007-11-05T13:50:24</meta:creation-date>
    <dc:date>2007-11-21T03:35:35</dc:date>
    <dc:language>en-US</dc:language>
    <meta:editing-cycles>15</meta:editing-cycles>
    <meta:editing-duration>PT13H45M49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17" meta:paragraph-count="567" meta:word-count="3360" meta:character-count="21415"/>
  </office:meta>
</office:document-meta>
</file>